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5">
            <text:p>0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98in" draw:caption-point-x="-0.7689in" draw:caption-point-y="0.903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75in" draw:caption-point-x="-0.2402in" draw:caption-point-y="0.606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75in" draw:caption-point-x="-0.2622in" draw:caption-point-y="0.606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575in" draw:caption-point-x="-0.2402in" draw:caption-point-y="0.606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575in" draw:caption-point-x="-0.2402in" draw:caption-point-y="0.606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035in" draw:caption-point-x="-1.4484in" draw:caption-point-y="0.659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5-04">
            <text:p>05/04/16</text:p>
          </table:table-cell>
          <table:table-cell table:style-name="ce46" office:value-type="date" office:date-value="2016-05-11">
            <text:p>05/11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0">
            <text:p>0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5]=[.$B7];[Thong_Tin_Ngay_Nghi_201603.$C$3:.$C$45])" office:value-type="float" office:value="0">
            <text:p>0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5]=[.$B7];[Thong_Tin_Ngay_Nghi_201603.$C$3:.$C$45]) + SUMPRODUCT([Thong_Tin_Ngay_Nghi_201604.$B$3:.$B$46]=[.$B7];[Thong_Tin_Ngay_Nghi_201604.$C$3:.$C$46])" office:value-type="float" office:value="0">
            <text:p>0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0">
            <text:p>0</text:p>
          </table:table-cell>
          <table:table-cell table:number-columns-repeated="2" table:style-name="ce45"/>
          <table:table-cell table:style-name="ce45" table:formula="of:=[.I7]+[.K7] +[.J7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5-11T16:58:33.26">
            <text:p>05/11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5]=[.$B8];[Thong_Tin_Ngay_Nghi_201603.$C$3:.$C$45])" office:value-type="float" office:value="3">
            <text:p>3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5]=[.$B8];[Thong_Tin_Ngay_Nghi_201603.$C$3:.$C$45]) + SUMPRODUCT([Thong_Tin_Ngay_Nghi_201604.$B$3:.$B$46]=[.$B8];[Thong_Tin_Ngay_Nghi_201604.$C$3:.$C$46]) + SUMPRODUCT([Thong_Tin_Ngay_Nghi_201605.$B$3:.$B$46]=[.$B8];[Thong_Tin_Ngay_Nghi_201605.$C$3:.$C$46])" office:value-type="float" office:value="3">
            <text:p>3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5"/>
          <table:table-cell table:style-name="ce45" table:formula="of:=[.I8]+[.K8] +[.J8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5-11T16:58:33.27">
            <text:p>05/11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5]=[.$B9];[Thong_Tin_Ngay_Nghi_201603.$C$3:.$C$45])" office:value-type="float" office:value="2.5">
            <text:p>2.5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5]=[.$B9];[Thong_Tin_Ngay_Nghi_201603.$C$3:.$C$45]) + SUMPRODUCT([Thong_Tin_Ngay_Nghi_201604.$B$3:.$B$46]=[.$B9];[Thong_Tin_Ngay_Nghi_201604.$C$3:.$C$46]) + SUMPRODUCT([Thong_Tin_Ngay_Nghi_201605.$B$3:.$B$46]=[.$B9];[Thong_Tin_Ngay_Nghi_201605.$C$3:.$C$46])" office:value-type="float" office:value="4.5">
            <text:p>4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45"/>
          <table:table-cell table:style-name="ce45" table:formula="of:=[.I9]+[.K9] +[.J9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hanN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12">
            <text:p>01/12/16</text:p>
          </table:table-cell>
          <table:table-cell table:style-name="ce46" table:formula="of:=IF(YEAR(NOW())&gt;YEAR([.D10]);DATE(YEAR([.D10]);12;31);NOW())" office:value-type="date" office:date-value="2016-05-11T16:58:33.27">
            <text:p>05/11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4">
            <text:p>4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5]=[.$B10];[Thong_Tin_Ngay_Nghi_201603.$C$3:.$C$45])" office:value-type="float" office:value="1">
            <text:p>1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5]=[.$B10];[Thong_Tin_Ngay_Nghi_201603.$C$3:.$C$45]) + SUMPRODUCT([Thong_Tin_Ngay_Nghi_201604.$B$3:.$B$46]=[.$B10];[Thong_Tin_Ngay_Nghi_201604.$C$3:.$C$46]) + SUMPRODUCT([Thong_Tin_Ngay_Nghi_201605.$B$3:.$B$46]=[.$B10];[Thong_Tin_Ngay_Nghi_201605.$C$3:.$C$46])" office:value-type="float" office:value="3">
            <text:p>3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1">
            <text:p>1</text:p>
          </table:table-cell>
          <table:table-cell table:number-columns-repeated="2" table:style-name="ce45"/>
          <table:table-cell table:style-name="ce45" table:formula="of:=[.I10]+[.K10] +[.J10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5-11T16:58:33.27">
            <text:p>05/11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5]=[.$B11];[Thong_Tin_Ngay_Nghi_201603.$C$3:.$C$45])" office:value-type="float" office:value="3">
            <text:p>3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5]=[.$B11];[Thong_Tin_Ngay_Nghi_201603.$C$3:.$C$45]) + SUMPRODUCT([Thong_Tin_Ngay_Nghi_201604.$B$3:.$B$46]=[.$B11];[Thong_Tin_Ngay_Nghi_201604.$C$3:.$C$46]) + SUMPRODUCT([Thong_Tin_Ngay_Nghi_201605.$B$3:.$B$46]=[.$B11];[Thong_Tin_Ngay_Nghi_201605.$C$3:.$C$46])" office:value-type="float" office:value="3.5">
            <text:p>3.5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.5">
            <text:p>2.5</text:p>
          </table:table-cell>
          <table:table-cell table:number-columns-repeated="2" table:style-name="ce45"/>
          <table:table-cell table:style-name="ce45" table:formula="of:=[.I11]+[.K11] +[.J11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5-11T16:58:33.27">
            <text:p>05/11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4">
            <text:p>4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5]=[.$B12];[Thong_Tin_Ngay_Nghi_201603.$C$3:.$C$45])" office:value-type="float" office:value="3.5">
            <text:p>3.5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5]=[.$B12];[Thong_Tin_Ngay_Nghi_201603.$C$3:.$C$45]) + SUMPRODUCT([Thong_Tin_Ngay_Nghi_201604.$B$3:.$B$46]=[.$B12];[Thong_Tin_Ngay_Nghi_201604.$C$3:.$C$46]) + SUMPRODUCT([Thong_Tin_Ngay_Nghi_201605.$B$3:.$B$46]=[.$B12];[Thong_Tin_Ngay_Nghi_201605.$C$3:.$C$46])" office:value-type="float" office:value="6">
            <text:p>6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2">
            <text:p>-2</text:p>
          </table:table-cell>
          <table:table-cell table:number-columns-repeated="2" table:style-name="ce45"/>
          <table:table-cell table:style-name="ce45" table:formula="of:=[.I12]+[.K12] +[.J12]" office:value-type="float" office:value="-2">
            <text:p>-2</text:p>
          </table:table-cell>
          <table:table-cell table:style-name="ce53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5-11T16:58:33.27">
            <text:p>05/11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5]=[.$B13];[Thong_Tin_Ngay_Nghi_201603.$C$3:.$C$45])" office:value-type="float" office:value="5">
            <text:p>5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5]=[.$B13];[Thong_Tin_Ngay_Nghi_201603.$C$3:.$C$45]) + SUMPRODUCT([Thong_Tin_Ngay_Nghi_201604.$B$3:.$B$46]=[.$B13];[Thong_Tin_Ngay_Nghi_201604.$C$3:.$C$46]) + SUMPRODUCT([Thong_Tin_Ngay_Nghi_201605.$B$3:.$B$46]=[.$B13];[Thong_Tin_Ngay_Nghi_201605.$C$3:.$C$46])" office:value-type="float" office:value="9">
            <text:p>9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style-name="ce45" office:value-type="float" office:value="2">
            <office:annotation draw:style-name="gr2" draw:text-style-name="P1" svg:width="1.1413in" svg:height="0.5457in" svg:x="8.3087in" svg:y="3.1217in" draw:caption-point-x="-0.2402in" draw:caption-point-y="0.5949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3]+[.K13] +[.J13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4]);DATE(YEAR([.D14]);12;31);NOW())" office:value-type="date" office:date-value="2016-05-11T16:58:33.27">
            <text:p>05/11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2">
            <text:p>2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5]=[.$B14];[Thong_Tin_Ngay_Nghi_201603.$C$3:.$C$45])" office:value-type="float" office:value="0">
            <text:p>0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5]=[.$B14];[Thong_Tin_Ngay_Nghi_201603.$C$3:.$C$45]) + SUMPRODUCT([Thong_Tin_Ngay_Nghi_201604.$B$3:.$B$46]=[.$B14];[Thong_Tin_Ngay_Nghi_201604.$C$3:.$C$46]) + SUMPRODUCT([Thong_Tin_Ngay_Nghi_201605.$B$3:.$B$46]=[.$B14];[Thong_Tin_Ngay_Nghi_201605.$C$3:.$C$46])" office:value-type="float" office:value="0.5">
            <text:p>0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1.5">
            <text:p>1.5</text:p>
          </table:table-cell>
          <table:table-cell table:number-columns-repeated="2" table:style-name="ce45"/>
          <table:table-cell table:style-name="ce45" table:formula="of:=[.I14]+[.K14] +[.J14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5-11T16:58:33.27">
            <text:p>05/11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5]=[.$B15];[Thong_Tin_Ngay_Nghi_201603.$C$3:.$C$45])" office:value-type="float" office:value="3">
            <text:p>3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5]=[.$B15];[Thong_Tin_Ngay_Nghi_201603.$C$3:.$C$45]) + SUMPRODUCT([Thong_Tin_Ngay_Nghi_201604.$B$3:.$B$46]=[.$B15];[Thong_Tin_Ngay_Nghi_201604.$C$3:.$C$46]) + SUMPRODUCT([Thong_Tin_Ngay_Nghi_201605.$B$3:.$B$46]=[.$B15];[Thong_Tin_Ngay_Nghi_201605.$C$3:.$C$46])" office:value-type="float" office:value="3">
            <text:p>3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4">
            <text:p>4</text:p>
          </table:table-cell>
          <table:table-cell table:number-columns-repeated="2" table:style-name="ce45"/>
          <table:table-cell table:style-name="ce45" table:formula="of:=[.I15]+[.K15] +[.J15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5-11T16:58:33.27">
            <text:p>05/11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5]=[.$B16];[Thong_Tin_Ngay_Nghi_201603.$C$3:.$C$45])" office:value-type="float" office:value="5.5">
            <text:p>5.5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5]=[.$B16];[Thong_Tin_Ngay_Nghi_201603.$C$3:.$C$45]) + SUMPRODUCT([Thong_Tin_Ngay_Nghi_201604.$B$3:.$B$46]=[.$B16];[Thong_Tin_Ngay_Nghi_201604.$C$3:.$C$46]) + SUMPRODUCT([Thong_Tin_Ngay_Nghi_201605.$B$3:.$B$46]=[.$B16];[Thong_Tin_Ngay_Nghi_201605.$C$3:.$C$46])" office:value-type="float" office:value="5.5">
            <text:p>5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4">
            <text:p>4</text:p>
          </table:table-cell>
          <table:table-cell table:number-columns-repeated="2" table:style-name="ce45"/>
          <table:table-cell table:style-name="ce45" table:formula="of:=[.I16]+[.K16] +[.J16]" office:value-type="float" office:value="4">
            <text:p>4</text:p>
          </table:table-cell>
          <table:table-cell table:style-name="ce53"/>
        </table:table-row>
        <table:table-row table:style-name="ro11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5-11T16:58:33.27">
            <text:p>05/11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5]=[.$B17];[Thong_Tin_Ngay_Nghi_201603.$C$3:.$C$45])" office:value-type="float" office:value="6">
            <text:p>6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5]=[.$B17];[Thong_Tin_Ngay_Nghi_201603.$C$3:.$C$45]) + SUMPRODUCT([Thong_Tin_Ngay_Nghi_201604.$B$3:.$B$46]=[.$B17];[Thong_Tin_Ngay_Nghi_201604.$C$3:.$C$46]) + SUMPRODUCT([Thong_Tin_Ngay_Nghi_201605.$B$3:.$B$46]=[.$B17];[Thong_Tin_Ngay_Nghi_201605.$C$3:.$C$46])" office:value-type="float" office:value="6.5">
            <text:p>6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2.5">
            <text:p>-2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7]+[.K17] +[.J17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5-11T16:58:33.27">
            <text:p>05/11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5]=[.$B18];[Thong_Tin_Ngay_Nghi_201603.$C$3:.$C$45])" office:value-type="float" office:value="2.5">
            <text:p>2.5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5]=[.$B18];[Thong_Tin_Ngay_Nghi_201603.$C$3:.$C$45]) + SUMPRODUCT([Thong_Tin_Ngay_Nghi_201604.$B$3:.$B$46]=[.$B18];[Thong_Tin_Ngay_Nghi_201604.$C$3:.$C$46]) + SUMPRODUCT([Thong_Tin_Ngay_Nghi_201605.$B$3:.$B$46]=[.$B18];[Thong_Tin_Ngay_Nghi_201605.$C$3:.$C$46])" office:value-type="float" office:value="4.5">
            <text:p>4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number-columns-repeated="2" table:style-name="ce45"/>
          <table:table-cell table:style-name="ce45" table:formula="of:=[.I18]+[.K18] +[.J1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5-11T16:58:33.28">
            <text:p>05/11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5]=[.$B19];[Thong_Tin_Ngay_Nghi_201603.$C$3:.$C$45])" office:value-type="float" office:value="6">
            <text:p>6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5]=[.$B19];[Thong_Tin_Ngay_Nghi_201603.$C$3:.$C$45]) + SUMPRODUCT([Thong_Tin_Ngay_Nghi_201604.$B$3:.$B$46]=[.$B19];[Thong_Tin_Ngay_Nghi_201604.$C$3:.$C$46]) + SUMPRODUCT([Thong_Tin_Ngay_Nghi_201605.$B$3:.$B$46]=[.$B19];[Thong_Tin_Ngay_Nghi_201605.$C$3:.$C$46])" office:value-type="float" office:value="7.5">
            <text:p>7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0.5">
            <text:p>-0.5</text:p>
          </table:table-cell>
          <table:table-cell table:number-columns-repeated="2" table:style-name="ce45"/>
          <table:table-cell table:style-name="ce45" table:formula="of:=[.I19]+[.K19] +[.J19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5-11T16:58:33.28">
            <text:p>05/11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5]=[.$B20];[Thong_Tin_Ngay_Nghi_201603.$C$3:.$C$45])" office:value-type="float" office:value="5">
            <text:p>5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5]=[.$B20];[Thong_Tin_Ngay_Nghi_201603.$C$3:.$C$45]) + SUMPRODUCT([Thong_Tin_Ngay_Nghi_201604.$B$3:.$B$46]=[.$B20];[Thong_Tin_Ngay_Nghi_201604.$C$3:.$C$46]) + SUMPRODUCT([Thong_Tin_Ngay_Nghi_201605.$B$3:.$B$46]=[.$B20];[Thong_Tin_Ngay_Nghi_201605.$C$3:.$C$46])" office:value-type="float" office:value="5">
            <text:p>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4">
            <text:p>4</text:p>
          </table:table-cell>
          <table:table-cell table:number-columns-repeated="2" table:style-name="ce45"/>
          <table:table-cell table:style-name="ce45" table:formula="of:=[.I20]+[.K20] +[.J20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5-11T16:58:33.28">
            <text:p>05/11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5]=[.$B21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5]=[.$B21];[Thong_Tin_Ngay_Nghi_201603.$C$3:.$C$45]) + SUMPRODUCT([Thong_Tin_Ngay_Nghi_201604.$B$3:.$B$46]=[.$B21];[Thong_Tin_Ngay_Nghi_201604.$C$3:.$C$46]) + SUMPRODUCT([Thong_Tin_Ngay_Nghi_201605.$B$3:.$B$46]=[.$B21];[Thong_Tin_Ngay_Nghi_201605.$C$3:.$C$46])" office:value-type="float" office:value="7.5">
            <text:p>7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number-columns-repeated="2" table:style-name="ce45"/>
          <table:table-cell table:style-name="ce45" table:formula="of:=[.I21]+[.K21] +[.J2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5-11T16:58:33.28">
            <text:p>05/11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5]=[.$B22];[Thong_Tin_Ngay_Nghi_201603.$C$3:.$C$45])" office:value-type="float" office:value="4.5">
            <text:p>4.5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5]=[.$B22];[Thong_Tin_Ngay_Nghi_201603.$C$3:.$C$45]) + SUMPRODUCT([Thong_Tin_Ngay_Nghi_201604.$B$3:.$B$46]=[.$B22];[Thong_Tin_Ngay_Nghi_201604.$C$3:.$C$46]) + SUMPRODUCT([Thong_Tin_Ngay_Nghi_201605.$B$3:.$B$46]=[.$B22];[Thong_Tin_Ngay_Nghi_201605.$C$3:.$C$46])" office:value-type="float" office:value="5">
            <text:p>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1">
            <text:p>1</text:p>
          </table:table-cell>
          <table:table-cell table:number-columns-repeated="2" table:style-name="ce45"/>
          <table:table-cell table:style-name="ce45" table:formula="of:=[.I22]+[.K22] +[.J22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HuyenH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5-11T16:58:33.28">
            <text:p>05/11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4">
            <text:p>4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5]=[.$B23];[Thong_Tin_Ngay_Nghi_201603.$C$3:.$C$45])" office:value-type="float" office:value="11.5">
            <text:p>11.5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5]=[.$B23];[Thong_Tin_Ngay_Nghi_201603.$C$3:.$C$45]) + SUMPRODUCT([Thong_Tin_Ngay_Nghi_201604.$B$3:.$B$46]=[.$B23];[Thong_Tin_Ngay_Nghi_201604.$C$3:.$C$46]) + SUMPRODUCT([Thong_Tin_Ngay_Nghi_201605.$B$3:.$B$46]=[.$B23];[Thong_Tin_Ngay_Nghi_201605.$C$3:.$C$46])" office:value-type="float" office:value="12.5">
            <text:p>12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-6.5">
            <text:p>-6.5</text:p>
          </table:table-cell>
          <table:table-cell table:number-columns-repeated="2" table:style-name="ce45"/>
          <table:table-cell table:style-name="ce45" table:formula="of:=[.I23]+[.K23] +[.J23]" office:value-type="float" office:value="-6.5">
            <text:p>-6.5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5-11T16:58:33.28">
            <text:p>05/11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5]=[.$B24];[Thong_Tin_Ngay_Nghi_201603.$C$3:.$C$45])" office:value-type="float" office:value="5">
            <text:p>5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5]=[.$B24];[Thong_Tin_Ngay_Nghi_201603.$C$3:.$C$45]) + SUMPRODUCT([Thong_Tin_Ngay_Nghi_201604.$B$3:.$B$46]=[.$B24];[Thong_Tin_Ngay_Nghi_201604.$C$3:.$C$46]) + SUMPRODUCT([Thong_Tin_Ngay_Nghi_201605.$B$3:.$B$46]=[.$B24];[Thong_Tin_Ngay_Nghi_201605.$C$3:.$C$46])" office:value-type="float" office:value="5">
            <text:p>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number-columns-repeated="2" table:style-name="ce45"/>
          <table:table-cell table:style-name="ce45" table:formula="of:=[.I24]+[.K24] +[.J24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5-11T16:58:33.28">
            <text:p>05/11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4">
            <text:p>4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5]=[.$B25];[Thong_Tin_Ngay_Nghi_201603.$C$3:.$C$45])" office:value-type="float" office:value="3">
            <text:p>3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5]=[.$B25];[Thong_Tin_Ngay_Nghi_201603.$C$3:.$C$45]) + SUMPRODUCT([Thong_Tin_Ngay_Nghi_201604.$B$3:.$B$46]=[.$B25];[Thong_Tin_Ngay_Nghi_201604.$C$3:.$C$46]) + SUMPRODUCT([Thong_Tin_Ngay_Nghi_201605.$B$3:.$B$46]=[.$B25];[Thong_Tin_Ngay_Nghi_201605.$C$3:.$C$46])" office:value-type="float" office:value="4.5">
            <text:p>4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2.5">
            <text:p>2.5</text:p>
          </table:table-cell>
          <table:table-cell table:number-columns-repeated="2" table:style-name="ce45"/>
          <table:table-cell table:style-name="ce45" table:formula="of:=[.I25]+[.K25] +[.J25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5-11T16:58:33.28">
            <text:p>05/11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5]=[.$B26];[Thong_Tin_Ngay_Nghi_201603.$C$3:.$C$45])" office:value-type="float" office:value="6">
            <text:p>6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5]=[.$B26];[Thong_Tin_Ngay_Nghi_201603.$C$3:.$C$45]) + SUMPRODUCT([Thong_Tin_Ngay_Nghi_201604.$B$3:.$B$46]=[.$B26];[Thong_Tin_Ngay_Nghi_201604.$C$3:.$C$46]) + SUMPRODUCT([Thong_Tin_Ngay_Nghi_201605.$B$3:.$B$46]=[.$B26];[Thong_Tin_Ngay_Nghi_201605.$C$3:.$C$46])" office:value-type="float" office:value="6">
            <text:p>6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5"/>
          <table:table-cell table:style-name="ce45" table:formula="of:=[.I26]+[.K26] +[.J2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5-11T16:58:33.28">
            <text:p>05/11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5]=[.$B27];[Thong_Tin_Ngay_Nghi_201603.$C$3:.$C$45])" office:value-type="float" office:value="7">
            <text:p>7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5]=[.$B27];[Thong_Tin_Ngay_Nghi_201603.$C$3:.$C$45]) + SUMPRODUCT([Thong_Tin_Ngay_Nghi_201604.$B$3:.$B$46]=[.$B27];[Thong_Tin_Ngay_Nghi_201604.$C$3:.$C$46]) + SUMPRODUCT([Thong_Tin_Ngay_Nghi_201605.$B$3:.$B$46]=[.$B27];[Thong_Tin_Ngay_Nghi_201605.$C$3:.$C$46])" office:value-type="float" office:value="11">
            <text:p>11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2">
            <text:p>-2</text:p>
          </table:table-cell>
          <table:table-cell table:number-columns-repeated="2" table:style-name="ce45"/>
          <table:table-cell table:style-name="ce45" table:formula="of:=[.I27]+[.K27] +[.J27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5-11T16:58:33.28">
            <text:p>05/11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4">
            <text:p>4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5]=[.$B28];[Thong_Tin_Ngay_Nghi_201603.$C$3:.$C$45])" office:value-type="float" office:value="4">
            <text:p>4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5]=[.$B28];[Thong_Tin_Ngay_Nghi_201603.$C$3:.$C$45]) + SUMPRODUCT([Thong_Tin_Ngay_Nghi_201604.$B$3:.$B$46]=[.$B28];[Thong_Tin_Ngay_Nghi_201604.$C$3:.$C$46]) + SUMPRODUCT([Thong_Tin_Ngay_Nghi_201605.$B$3:.$B$46]=[.$B28];[Thong_Tin_Ngay_Nghi_201605.$C$3:.$C$46])" office:value-type="float" office:value="5">
            <text:p>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3">
            <text:p>3</text:p>
          </table:table-cell>
          <table:table-cell table:number-columns-repeated="2" table:style-name="ce45"/>
          <table:table-cell table:style-name="ce45" table:formula="of:=[.I28]+[.K28] +[.J28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5-11T16:58:33.28">
            <text:p>05/11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4">
            <text:p>4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5]=[.$B29];[Thong_Tin_Ngay_Nghi_201603.$C$3:.$C$45])" office:value-type="float" office:value="11.5">
            <text:p>11.5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5]=[.$B29];[Thong_Tin_Ngay_Nghi_201603.$C$3:.$C$45]) + SUMPRODUCT([Thong_Tin_Ngay_Nghi_201604.$B$3:.$B$46]=[.$B29];[Thong_Tin_Ngay_Nghi_201604.$C$3:.$C$46]) + SUMPRODUCT([Thong_Tin_Ngay_Nghi_201605.$B$3:.$B$46]=[.$B29];[Thong_Tin_Ngay_Nghi_201605.$C$3:.$C$46])" office:value-type="float" office:value="13.5">
            <text:p>13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2">
            <text:p>-2</text:p>
          </table:table-cell>
          <table:table-cell table:number-columns-repeated="2" table:style-name="ce45"/>
          <table:table-cell table:style-name="ce45" table:formula="of:=[.I29]+[.K29] +[.J29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5-11T16:58:33.29">
            <text:p>05/11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4">
            <text:p>4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5]=[.$B30];[Thong_Tin_Ngay_Nghi_201603.$C$3:.$C$45])" office:value-type="float" office:value="6">
            <text:p>6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5]=[.$B30];[Thong_Tin_Ngay_Nghi_201603.$C$3:.$C$45]) + SUMPRODUCT([Thong_Tin_Ngay_Nghi_201604.$B$3:.$B$46]=[.$B30];[Thong_Tin_Ngay_Nghi_201604.$C$3:.$C$46]) + SUMPRODUCT([Thong_Tin_Ngay_Nghi_201605.$B$3:.$B$46]=[.$B30];[Thong_Tin_Ngay_Nghi_201605.$C$3:.$C$46])" office:value-type="float" office:value="7.5">
            <text:p>7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2.5">
            <text:p>2.5</text:p>
          </table:table-cell>
          <table:table-cell table:number-columns-repeated="2" table:style-name="ce45"/>
          <table:table-cell table:style-name="ce45" table:formula="of:=[.I30]+[.K30] +[.J30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5-11T16:58:33.29">
            <text:p>05/11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4">
            <text:p>4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5]=[.$B31];[Thong_Tin_Ngay_Nghi_201603.$C$3:.$C$45])" office:value-type="float" office:value="1">
            <text:p>1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5]=[.$B31];[Thong_Tin_Ngay_Nghi_201603.$C$3:.$C$45]) + SUMPRODUCT([Thong_Tin_Ngay_Nghi_201604.$B$3:.$B$46]=[.$B31];[Thong_Tin_Ngay_Nghi_201604.$C$3:.$C$46]) + SUMPRODUCT([Thong_Tin_Ngay_Nghi_201605.$B$3:.$B$46]=[.$B31];[Thong_Tin_Ngay_Nghi_201605.$C$3:.$C$46])" office:value-type="float" office:value="1">
            <text:p>1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4">
            <text:p>4</text:p>
          </table:table-cell>
          <table:table-cell table:number-columns-repeated="2" table:style-name="ce45"/>
          <table:table-cell table:style-name="ce45" table:formula="of:=[.I31]+[.K31] +[.J31]" office:value-type="float" office:value="4">
            <text:p>4</text:p>
          </table:table-cell>
          <table:table-cell table:style-name="ce53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5-11T16:58:33.29">
            <text:p>05/11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5]=[.$B32];[Thong_Tin_Ngay_Nghi_201603.$C$3:.$C$45])" office:value-type="float" office:value="2">
            <text:p>2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5]=[.$B32];[Thong_Tin_Ngay_Nghi_201603.$C$3:.$C$45]) + SUMPRODUCT([Thong_Tin_Ngay_Nghi_201604.$B$3:.$B$46]=[.$B32];[Thong_Tin_Ngay_Nghi_201604.$C$3:.$C$46]) + SUMPRODUCT([Thong_Tin_Ngay_Nghi_201605.$B$3:.$B$46]=[.$B32];[Thong_Tin_Ngay_Nghi_201605.$C$3:.$C$46])" office:value-type="float" office:value="6">
            <text:p>6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style-name="ce45" office:value-type="float" office:value="1">
            <office:annotation draw:style-name="gr2" draw:text-style-name="P1" svg:width="1.1413in" svg:height="0.5457in" svg:x="8.3087in" svg:y="8.6539in" draw:caption-point-x="-0.2402in" draw:caption-point-y="0.5949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32]+[.K32] +[.J32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3]);DATE(YEAR([.D33]);12;31);NOW())" office:value-type="date" office:date-value="2016-05-11T16:58:33.29">
            <text:p>05/11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50" table:formula="of:=SUMPRODUCT([Thong_Tin_Ngay_Nghi_201601.$B$3:.$B$42]=[.$B33];[Thong_Tin_Ngay_Nghi_201601.$C$3:.$C$42])+SUMPRODUCT([Thong_Tin_Ngay_Nghi_201602.$B$3:.$B$43]=[.$B33];[Thong_Tin_Ngay_Nghi_201602.$C$3:.$C$43]) + SUMPRODUCT([Thong_Tin_Ngay_Nghi_201603.$B$3:.$B$45]=[.$B33];[Thong_Tin_Ngay_Nghi_201603.$C$3:.$C$45])" office:value-type="float" office:value="0">
            <text:p>0</text:p>
          </table:table-cell>
          <table:table-cell table:style-name="ce50" table:formula="of:=SUMPRODUCT([Thong_Tin_Ngay_Nghi_201601.$B$3:.$B$42]=[.$B33];[Thong_Tin_Ngay_Nghi_201601.$C$3:.$C$42])+SUMPRODUCT([Thong_Tin_Ngay_Nghi_201602.$B$3:.$B$43]=[.$B33];[Thong_Tin_Ngay_Nghi_201602.$C$3:.$C$43]) + SUMPRODUCT([Thong_Tin_Ngay_Nghi_201603.$B$3:.$B$45]=[.$B33];[Thong_Tin_Ngay_Nghi_201603.$C$3:.$C$45]) + SUMPRODUCT([Thong_Tin_Ngay_Nghi_201604.$B$3:.$B$46]=[.$B33];[Thong_Tin_Ngay_Nghi_201604.$C$3:.$C$46]) + SUMPRODUCT([Thong_Tin_Ngay_Nghi_201605.$B$3:.$B$46]=[.$B33];[Thong_Tin_Ngay_Nghi_201605.$C$3:.$C$46])" office:value-type="float" office:value="2.5">
            <text:p>2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-0.5">
            <text:p>-0.5</text:p>
          </table:table-cell>
          <table:table-cell table:number-columns-repeated="2" table:style-name="ce45"/>
          <table:table-cell table:style-name="ce45" table:formula="of:=[.I33]+[.K33] +[.J33]" office:value-type="float" office:value="-0.5">
            <text:p>-0.5</text:p>
          </table:table-cell>
          <table:table-cell table:style-name="ce53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5-11T16:58:33.29">
            <text:p>05/11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5]=[.$B34];[Thong_Tin_Ngay_Nghi_201603.$C$3:.$C$45])" office:value-type="float" office:value="20.5">
            <text:p>20.5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5]=[.$B34];[Thong_Tin_Ngay_Nghi_201603.$C$3:.$C$45]) + SUMPRODUCT([Thong_Tin_Ngay_Nghi_201604.$B$3:.$B$46]=[.$B34];[Thong_Tin_Ngay_Nghi_201604.$C$3:.$C$46]) + SUMPRODUCT([Thong_Tin_Ngay_Nghi_201605.$B$3:.$B$46]=[.$B34];[Thong_Tin_Ngay_Nghi_201605.$C$3:.$C$46])" office:value-type="float" office:value="22">
            <text:p>22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18">
            <text:p>-18</text:p>
          </table:table-cell>
          <table:table-cell table:style-name="ce45"/>
          <table:table-cell table:style-name="ce45" table:formula="of:=5+3.5+9" office:value-type="float" office:value="17.5">
            <text:p>17.5</text:p>
          </table:table-cell>
          <table:table-cell table:style-name="ce45" table:formula="of:=[.I34]+[.K34] +[.J34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5-11T16:58:33.29">
            <text:p>05/11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5]=[.$B35];[Thong_Tin_Ngay_Nghi_201603.$C$3:.$C$45])" office:value-type="float" office:value="0.5">
            <text:p>0.5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5]=[.$B35];[Thong_Tin_Ngay_Nghi_201603.$C$3:.$C$45]) + SUMPRODUCT([Thong_Tin_Ngay_Nghi_201604.$B$3:.$B$46]=[.$B35];[Thong_Tin_Ngay_Nghi_201604.$C$3:.$C$46]) + SUMPRODUCT([Thong_Tin_Ngay_Nghi_201605.$B$3:.$B$46]=[.$B35];[Thong_Tin_Ngay_Nghi_201605.$C$3:.$C$46])" office:value-type="float" office:value="2.5">
            <text:p>2.5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number-columns-repeated="2" table:style-name="ce45"/>
          <table:table-cell table:style-name="ce45" table:formula="of:=[.I35]+[.K35] +[.J35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5-11T16:58:33.29">
            <text:p>05/1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5]=[.$B36];[Thong_Tin_Ngay_Nghi_201603.$C$3:.$C$45])" office:value-type="float" office:value="9.5">
            <text:p>9.5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5]=[.$B36];[Thong_Tin_Ngay_Nghi_201603.$C$3:.$C$45]) + SUMPRODUCT([Thong_Tin_Ngay_Nghi_201604.$B$3:.$B$46]=[.$B36];[Thong_Tin_Ngay_Nghi_201604.$C$3:.$C$46]) + SUMPRODUCT([Thong_Tin_Ngay_Nghi_201605.$B$3:.$B$46]=[.$B36];[Thong_Tin_Ngay_Nghi_201605.$C$3:.$C$46])" office:value-type="float" office:value="9.5">
            <text:p>9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3.5">
            <text:p>-3.5</text:p>
          </table:table-cell>
          <table:table-cell table:number-columns-repeated="2" table:style-name="ce45"/>
          <table:table-cell table:style-name="ce45" table:formula="of:=[.I36]+[.K36] +[.J36]" office:value-type="float" office:value="-3.5">
            <text:p>-3.5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5-11T16:58:37.52">
            <text:p>05/11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5]=[.$B37];[Thong_Tin_Ngay_Nghi_201603.$C$3:.$C$45])" office:value-type="float" office:value="5">
            <text:p>5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5]=[.$B37];[Thong_Tin_Ngay_Nghi_201603.$C$3:.$C$45]) + SUMPRODUCT([Thong_Tin_Ngay_Nghi_201604.$B$3:.$B$46]=[.$B37];[Thong_Tin_Ngay_Nghi_201604.$C$3:.$C$46]) + SUMPRODUCT([Thong_Tin_Ngay_Nghi_201605.$B$3:.$B$46]=[.$B37];[Thong_Tin_Ngay_Nghi_201605.$C$3:.$C$46])" office:value-type="float" office:value="7">
            <text:p>7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5"/>
          <table:table-cell table:style-name="ce45" table:formula="of:=[.I37]+[.K37] +[.J37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5-11T16:58:37.52">
            <text:p>05/11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5]=[.$B38];[Thong_Tin_Ngay_Nghi_201603.$C$3:.$C$45])" office:value-type="float" office:value="4.5">
            <text:p>4.5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5]=[.$B38];[Thong_Tin_Ngay_Nghi_201603.$C$3:.$C$45]) + SUMPRODUCT([Thong_Tin_Ngay_Nghi_201604.$B$3:.$B$46]=[.$B38];[Thong_Tin_Ngay_Nghi_201604.$C$3:.$C$46]) + SUMPRODUCT([Thong_Tin_Ngay_Nghi_201605.$B$3:.$B$46]=[.$B38];[Thong_Tin_Ngay_Nghi_201605.$C$3:.$C$46])" office:value-type="float" office:value="5.5">
            <text:p>5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0.5">
            <text:p>-0.5</text:p>
          </table:table-cell>
          <table:table-cell table:number-columns-repeated="2" table:style-name="ce45"/>
          <table:table-cell table:style-name="ce45" table:formula="of:=[.I38]+[.K38] +[.J3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5-11T16:58:37.52">
            <text:p>05/11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5]=[.$B39];[Thong_Tin_Ngay_Nghi_201603.$C$3:.$C$45])" office:value-type="float" office:value="3">
            <text:p>3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5]=[.$B39];[Thong_Tin_Ngay_Nghi_201603.$C$3:.$C$45]) + SUMPRODUCT([Thong_Tin_Ngay_Nghi_201604.$B$3:.$B$46]=[.$B39];[Thong_Tin_Ngay_Nghi_201604.$C$3:.$C$46]) + SUMPRODUCT([Thong_Tin_Ngay_Nghi_201605.$B$3:.$B$46]=[.$B39];[Thong_Tin_Ngay_Nghi_201605.$C$3:.$C$46])" office:value-type="float" office:value="5">
            <text:p>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1">
            <text:p>-1</text:p>
          </table:table-cell>
          <table:table-cell table:number-columns-repeated="2" table:style-name="ce45"/>
          <table:table-cell table:style-name="ce45" table:formula="of:=[.I39]+[.K39] +[.J39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5-11T16:58:37.52">
            <text:p>05/11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5]=[.$B40];[Thong_Tin_Ngay_Nghi_201603.$C$3:.$C$45])" office:value-type="float" office:value="4">
            <text:p>4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5]=[.$B40];[Thong_Tin_Ngay_Nghi_201603.$C$3:.$C$45]) + SUMPRODUCT([Thong_Tin_Ngay_Nghi_201604.$B$3:.$B$46]=[.$B40];[Thong_Tin_Ngay_Nghi_201604.$C$3:.$C$46]) + SUMPRODUCT([Thong_Tin_Ngay_Nghi_201605.$B$3:.$B$46]=[.$B40];[Thong_Tin_Ngay_Nghi_201605.$C$3:.$C$46])" office:value-type="float" office:value="6.5">
            <text:p>6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1">
            <text:p>1</text:p>
          </table:table-cell>
          <table:table-cell table:number-columns-repeated="2" table:style-name="ce45"/>
          <table:table-cell table:style-name="ce45" table:formula="of:=[.I40]+[.K40] +[.J40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5-11T16:58:37.52">
            <text:p>05/11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5]=[.$B41];[Thong_Tin_Ngay_Nghi_201603.$C$3:.$C$45])" office:value-type="float" office:value="1">
            <text:p>1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5]=[.$B41];[Thong_Tin_Ngay_Nghi_201603.$C$3:.$C$45]) + SUMPRODUCT([Thong_Tin_Ngay_Nghi_201604.$B$3:.$B$46]=[.$B41];[Thong_Tin_Ngay_Nghi_201604.$C$3:.$C$46]) + SUMPRODUCT([Thong_Tin_Ngay_Nghi_201605.$B$3:.$B$46]=[.$B41];[Thong_Tin_Ngay_Nghi_201605.$C$3:.$C$46])" office:value-type="float" office:value="6.5">
            <text:p>6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1.5">
            <text:p>-1.5</text:p>
          </table:table-cell>
          <table:table-cell table:number-columns-repeated="2" table:style-name="ce45"/>
          <table:table-cell table:style-name="ce45" table:formula="of:=[.I41]+[.K41] +[.J41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5-11T16:58:37.52">
            <text:p>05/11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5]=[.$B42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5]=[.$B42];[Thong_Tin_Ngay_Nghi_201603.$C$3:.$C$45]) + SUMPRODUCT([Thong_Tin_Ngay_Nghi_201604.$B$3:.$B$46]=[.$B42];[Thong_Tin_Ngay_Nghi_201604.$C$3:.$C$46]) + SUMPRODUCT([Thong_Tin_Ngay_Nghi_201605.$B$3:.$B$46]=[.$B42];[Thong_Tin_Ngay_Nghi_201605.$C$3:.$C$46])" office:value-type="float" office:value="6.5">
            <text:p>6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45"/>
          <table:table-cell table:style-name="ce45" table:formula="of:=[.I42]+[.K42] +[.J42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5-11T16:58:37.53">
            <text:p>05/11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5]=[.$B43];[Thong_Tin_Ngay_Nghi_201603.$C$3:.$C$45])" office:value-type="float" office:value="0.5">
            <text:p>0.5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5]=[.$B43];[Thong_Tin_Ngay_Nghi_201603.$C$3:.$C$45]) + SUMPRODUCT([Thong_Tin_Ngay_Nghi_201604.$B$3:.$B$46]=[.$B43];[Thong_Tin_Ngay_Nghi_201604.$C$3:.$C$46]) + SUMPRODUCT([Thong_Tin_Ngay_Nghi_201605.$B$3:.$B$46]=[.$B43];[Thong_Tin_Ngay_Nghi_201605.$C$3:.$C$46])" office:value-type="float" office:value="0.5">
            <text:p>0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4">
            <text:p>4</text:p>
          </table:table-cell>
          <table:table-cell table:number-columns-repeated="2" table:style-name="ce45"/>
          <table:table-cell table:style-name="ce45" table:formula="of:=[.I43]+[.K43] +[.J43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5-11T16:58:37.53">
            <text:p>05/11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5]=[.$B44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5]=[.$B44];[Thong_Tin_Ngay_Nghi_201603.$C$3:.$C$45]) + SUMPRODUCT([Thong_Tin_Ngay_Nghi_201604.$B$3:.$B$46]=[.$B44];[Thong_Tin_Ngay_Nghi_201604.$C$3:.$C$46]) + SUMPRODUCT([Thong_Tin_Ngay_Nghi_201605.$B$3:.$B$46]=[.$B44];[Thong_Tin_Ngay_Nghi_201605.$C$3:.$C$46])" office:value-type="float" office:value="6.5">
            <text:p>6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0.5">
            <text:p>0.5</text:p>
          </table:table-cell>
          <table:table-cell table:number-columns-repeated="2" table:style-name="ce45"/>
          <table:table-cell table:style-name="ce45" table:formula="of:=[.I44]+[.K44] +[.J44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5-11T16:58:37.53">
            <text:p>05/11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5]=[.$B45];[Thong_Tin_Ngay_Nghi_201603.$C$3:.$C$45])" office:value-type="float" office:value="7">
            <text:p>7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5]=[.$B45];[Thong_Tin_Ngay_Nghi_201603.$C$3:.$C$45]) + SUMPRODUCT([Thong_Tin_Ngay_Nghi_201604.$B$3:.$B$46]=[.$B45];[Thong_Tin_Ngay_Nghi_201604.$C$3:.$C$46]) + SUMPRODUCT([Thong_Tin_Ngay_Nghi_201605.$B$3:.$B$46]=[.$B45];[Thong_Tin_Ngay_Nghi_201605.$C$3:.$C$46])" office:value-type="float" office:value="8">
            <text:p>8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45"/>
          <table:table-cell table:style-name="ce45" table:formula="of:=[.I45]+[.K45] +[.J45]" office:value-type="float" office:value="2">
            <text:p>2</text:p>
          </table:table-cell>
          <table:table-cell table:style-name="ce5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63in" draw:caption-point-x="-0.2319in" draw:caption-point-y="0.355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34in" draw:caption-point-x="-0.2402in" draw:caption-point-y="0.6047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54in" draw:caption-point-x="-0.2402in" draw:caption-point-y="0.6028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4in" draw:caption-point-x="-0.2335in" draw:caption-point-y="0.291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43in" draw:caption-point-x="-0.2516in" draw:caption-point-y="0.2815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5in" draw:caption-point-x="-0.2402in" draw:caption-point-y="0.6008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56" table:formula="of:=SUM([.D6:.AH6])" office:value-type="float" office:value="0">
            <text:p>0</text:p>
          </table:table-cell>
          <table:table-cell table:style-name="ce60" table:number-columns-repeated="11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56" table:formula="of:=SUM([.D7:.AH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3059in" draw:caption-point-x="-0.2409in" draw:caption-point-y="0.155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56" table:formula="of:=SUM([.D8:.AH8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6169in" draw:caption-point-x="-0.2319in" draw:caption-point-y="0.0917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6169in" draw:caption-point-x="-0.2319in" draw:caption-point-y="0.0917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6272in" draw:caption-point-x="-0.2409in" draw:caption-point-y="0.0815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1.1059in" draw:caption-point-x="-0.2402in" draw:caption-point-y="0.6028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1.1043in" draw:caption-point-x="-0.2402in" draw:caption-point-y="0.6043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1.1047in" draw:caption-point-x="-0.2402in" draw:caption-point-y="0.6039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1.1047in" draw:caption-point-x="-0.2402in" draw:caption-point-y="0.6039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1.1098in" draw:caption-point-x="-0.2402in" draw:caption-point-y="0.5988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56" table:formula="of:=SUM([.D9:.AH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3543in" draw:caption-point-x="-0.2402in" draw:caption-point-y="0.6024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56" table:formula="of:=SUM([.D11:.AH11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5807in" draw:caption-point-x="-0.237in" draw:caption-point-y="-0.1287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5807in" draw:caption-point-x="-0.2409in" draw:caption-point-y="-0.1287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56" table:formula="of:=SUM([.D12:.AH12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8913in" draw:caption-point-x="-0.239in" draw:caption-point-y="-0.1917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902in" draw:caption-point-x="-0.2319in" draw:caption-point-y="-0.202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8913in" draw:caption-point-x="-0.239in" draw:caption-point-y="-0.1917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8913in" draw:caption-point-x="-0.2425in" draw:caption-point-y="-0.1917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902in" draw:caption-point-x="-0.2461in" draw:caption-point-y="-0.2024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902in" draw:caption-point-x="-0.2516in" draw:caption-point-y="-0.2024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2.098in" draw:caption-point-x="-0.2402in" draw:caption-point-y="0.6016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56" table:formula="of:=SUM([.D13:.AH13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5339in" draw:caption-point-x="-0.2335in" draw:caption-point-y="-0.33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56" table:formula="of:=SUM([.D15:.AH15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8551in" draw:caption-point-x="-0.239in" draw:caption-point-y="-0.4126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4878in" draw:caption-point-x="-0.237in" draw:caption-point-y="-0.5496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yenHT</text:p>
          </table:table-cell>
          <table:table-cell table:style-name="ce56" table:formula="of:=SUM([.D18:.AH18])" office:value-type="float" office:value="2.5">
            <text:p>2.5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8087in" draw:caption-point-x="-0.237in" draw:caption-point-y="-0.6228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4.8087in" draw:caption-point-x="-0.239in" draw:caption-point-y="-0.6228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4.8189in" draw:caption-point-x="-0.2409in" draw:caption-point-y="-0.6331in">
              <dc:date>1899-12-30T00:00:00</dc:date>
              <text:p text:style-name="P3"><text:span text:style-name="T3">Bận việc riêng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3854in" svg:x="10.6472in" svg:y="4.8189in" draw:caption-point-x="-0.2516in" draw:caption-point-y="-0.6331in">
              <dc:date>1899-12-30T00:00:00</dc:date>
              <text:p text:style-name="P3"><text:span text:style-name="T3">Về quê đi đám cưới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4622in" svg:y="3.5823in" draw:caption-point-x="-0.2402in" draw:caption-point-y="0.6035in">
              <dc:date>2016-01-22T00:00:00</dc:date>
              <text:p text:style-name="P3"><text:span text:style-name="T3">Làm về khuya nên xin 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56" table:formula="of:=SUM([.D22:.AH22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6.2303in" draw:caption-point-x="-0.237in" draw:caption-point-y="-1.0539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6.2303in" draw:caption-point-x="-0.239in" draw:caption-point-y="-1.0539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5724in" draw:caption-point-x="-0.2402in" draw:caption-point-y="0.6039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5724in" draw:caption-point-x="-0.2402in" draw:caption-point-y="0.6039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5732in" draw:caption-point-x="-0.2402in" draw:caption-point-y="0.603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5732in" draw:caption-point-x="-0.2402in" draw:caption-point-y="0.603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5748in" draw:caption-point-x="-0.2402in" draw:caption-point-y="0.6016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56" table:formula="of:=SUM([.D23:.AH23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5516in" draw:caption-point-x="-0.2461in" draw:caption-point-y="-1.1276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8205in" draw:caption-point-x="-0.2402in" draw:caption-point-y="0.6035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17"/>
          <table:table-cell table:style-name="ce60">
            <office:annotation draw:style-name="gr6" draw:text-style-name="P3" svg:width="1.1354in" svg:height="0.2602in" svg:x="10.6472in" svg:y="6.8728in" draw:caption-point-x="-0.2516in" draw:caption-point-y="-1.2012in">
              <dc:date>1899-12-30T00:00:00</dc:date>
              <text:p text:style-name="P3"><text:span text:style-name="T3">Chuyển nhà</text:span></text:p>
            </office:annotation>
          </table:table-cell>
          <table:table-cell table:style-name="ce60" table:number-columns-repeated="13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7.1835in" draw:caption-point-x="-0.239in" draw:caption-point-y="-1.2642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7.5051in" draw:caption-point-x="-0.2335in" draw:caption-point-y="-1.337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56" table:formula="of:=SUM([.D27:.AH2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chBK</text:p>
          </table:table-cell>
          <table:table-cell table:style-name="ce56" table:formula="of:=SUM([.D28:.AH28])" office:value-type="float" office:value="6.5">
            <text:p>6.5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8.137in" draw:caption-point-x="-0.237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137in" draw:caption-point-x="-0.239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9291in" svg:y="8.137in" draw:caption-point-x="-0.2406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3772in" svg:y="8.137in" draw:caption-point-x="-0.2319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8354in" svg:y="8.137in" draw:caption-point-x="-0.2335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8.137in" draw:caption-point-x="-0.239in" draw:caption-point-y="-1.474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5.202in" svg:y="6.0618in" draw:caption-point-x="-0.2402in" draw:caption-point-y="0.6008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56" table:formula="of:=SUM([.D29:.AH2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8.5425in" draw:caption-point-x="-0.2461in" draw:caption-point-y="-1.6323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56" table:formula="of:=SUM([.D30:.AH3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9.1008in" draw:caption-point-x="-0.237in" draw:caption-point-y="-1.6953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56" table:formula="of:=SUM([.D32:.AH32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9.4957in" draw:caption-point-x="-0.2319in" draw:caption-point-y="-1.8425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9.4957in" draw:caption-point-x="-0.2425in" draw:caption-point-y="-1.8425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9.8063in" draw:caption-point-x="-0.2319in" draw:caption-point-y="-1.905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9.8165in" draw:caption-point-x="-0.2461in" draw:caption-point-y="-1.9157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10.1276in" draw:caption-point-x="-0.239in" draw:caption-point-y="-1.9791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56" table:formula="of:=SUM([.D35:.AH3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56" table:formula="of:=SUM([.D36:.AH36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8.0409in" draw:caption-point-x="-0.2402in" draw:caption-point-y="0.6031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8.0409in" draw:caption-point-x="-0.2402in" draw:caption-point-y="0.6031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56" table:formula="of:=SUM([.D37:.AH3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1.0181in" draw:caption-point-x="-0.2445in" draw:caption-point-y="-2.1264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56" table:formula="of:=SUM([.D38:.AH3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4024in" draw:caption-point-x="-0.237in" draw:caption-point-y="-2.26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56" table:formula="of:=SUM([.D39:.AH39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6496in" draw:caption-point-x="-0.237in" draw:caption-point-y="-2.2626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2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96in" draw:caption-point-x="-0.2402in" draw:caption-point-y="0.3709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96in" draw:caption-point-x="-0.2402in" draw:caption-point-y="0.3709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96in" draw:caption-point-x="-0.2402in" draw:caption-point-y="0.3709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96in" draw:caption-point-x="-0.2402in" draw:caption-point-y="0.3709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126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54in" draw:caption-point-x="-0.2402in" draw:caption-point-y="0.6028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81in" draw:caption-point-x="-0.2402in" draw:caption-point-y="0.6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602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71" table:formula="of:=SUM([.D6:.AF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71" table:formula="of:=SUM([.D7:.AF7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8555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8598in" draw:caption-point-x="-0.2402in" draw:caption-point-y="0.6012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71" table:formula="of:=SUM([.D8:.AF8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1.1031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1.1031in" draw:caption-point-x="-0.2402in" draw:caption-point-y="0.6055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1.1067in" draw:caption-point-x="-0.2402in" draw:caption-point-y="0.602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.1067in" draw:caption-point-x="-0.2402in" draw:caption-point-y="0.602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1.1091in" draw:caption-point-x="-0.2402in" draw:caption-point-y="0.5996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71" table:formula="of:=SUM([.D9:.AF9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3512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3512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3512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3512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3512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3512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3512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3543in" draw:caption-point-x="-0.2402in" draw:caption-point-y="0.6024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71" table:formula="of:=SUM([.D10:.AF10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71" table:formula="of:=SUM([.D11:.AF11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8472in" draw:caption-point-x="-0.2402in" draw:caption-point-y="0.6047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65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65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8465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8465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8504in" draw:caption-point-x="-0.2402in" draw:caption-point-y="0.6016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71" table:formula="of:=SUM([.D12:.AF1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094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094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094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094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094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71" table:formula="of:=SUM([.D13:.AF1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3417in" draw:caption-point-x="-0.2402in" draw:caption-point-y="0.6055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3429in" draw:caption-point-x="-0.2402in" draw:caption-point-y="0.6043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3429in" draw:caption-point-x="-0.2402in" draw:caption-point-y="0.6043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71" table:formula="of:=SUM([.D14:.AF14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837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837in" draw:caption-point-x="-0.2402in" draw:caption-point-y="0.6055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8445in" draw:caption-point-x="-0.2402in" draw:caption-point-y="0.59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71" table:formula="of:=SUM([.D16:.AF16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46in" draw:caption-point-x="-0.2402in" draw:caption-point-y="0.6055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46in" draw:caption-point-x="-0.2402in" draw:caption-point-y="0.6055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41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41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41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332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332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332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332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32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71" table:formula="of:=SUM([.D18:.AF18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5807in" draw:caption-point-x="-0.2402in" draw:caption-point-y="0.605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819in" draw:caption-point-x="-0.2402in" draw:caption-point-y="0.6039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803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98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98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98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5862in" draw:caption-point-x="-0.2402in" draw:caption-point-y="0.5996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71" table:formula="of:=SUM([.D19:.AF19])" office:value-type="float" office:value="9">
            <text:p>9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82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82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82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82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7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7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887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887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887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8346in" draw:caption-point-x="-0.2402in" draw:caption-point-y="0.598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71" table:formula="of:=SUM([.D20:.AF20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4.0756in" draw:caption-point-x="-0.2402in" draw:caption-point-y="0.605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4.0756in" draw:caption-point-x="-0.2402in" draw:caption-point-y="0.605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4.0756in" draw:caption-point-x="-0.2402in" draw:caption-point-y="0.605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4.0756in" draw:caption-point-x="-0.2402in" draw:caption-point-y="0.605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4.0756in" draw:caption-point-x="-0.2402in" draw:caption-point-y="0.6055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5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135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4.135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4.135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4.135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4.0823in" draw:caption-point-x="-0.2402in" draw:caption-point-y="0.598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71" table:formula="of:=SUM([.D21:.AF21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232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71" table:formula="of:=SUM([.D22:.AF22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57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57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57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57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57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6303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71" table:formula="of:=SUM([.D23:.AF23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8185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878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878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826in" draw:caption-point-x="-0.2402in" draw:caption-point-y="0.598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71" table:formula="of:=SUM([.D24:.AF24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0661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5.0693in" draw:caption-point-x="-0.2402in" draw:caption-point-y="0.6024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5.0728in" draw:caption-point-x="-0.2402in" draw:caption-point-y="0.5988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5.0713in" draw:caption-point-x="-0.2402in" draw:caption-point-y="0.6004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71" table:formula="of:=SUM([.D25:.AF25])" office:value-type="float" office:value="6">
            <text:p>6</text:p>
          </table:table-cell>
          <table:table-cell table:style-name="ce75" table:number-columns-repeated="21"/>
          <table:table-cell table:style-name="ce75" office:value-type="float" office:value="1">
            <office:annotation draw:style-name="gr7" draw:text-style-name="P1" svg:width="1.1413in" svg:height="0.2634in" svg:x="12.4622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2.9189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5.3228in" draw:caption-point-x="-0.2402in" draw:caption-point-y="0.5965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5622in" draw:caption-point-x="-0.2402in" draw:caption-point-y="0.605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622in" draw:caption-point-x="-0.2402in" draw:caption-point-y="0.605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561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61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71" table:formula="of:=SUM([.D27:.AF27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8094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8094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8094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8094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8134in" draw:caption-point-x="-0.2402in" draw:caption-point-y="0.6016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0571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6.0583in" draw:caption-point-x="-0.2402in" draw:caption-point-y="0.604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6.0583in" draw:caption-point-x="-0.2402in" draw:caption-point-y="0.604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71" table:formula="of:=SUM([.D29:.AF29])" office:value-type="float" office:value="4">
            <text:p>4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47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42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642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642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1" svg:width="1.1413in" svg:height="0.2634in" svg:x="12.9189in" svg:y="6.3102in" draw:caption-point-x="-0.2402in" draw:caption-point-y="0.6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71" table:formula="of:=SUM([.D30:.AF30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5524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71" table:formula="of:=SUM([.D31:.AF31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8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6.8087in" draw:caption-point-x="-0.2402in" draw:caption-point-y="0.5969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71" table:formula="of:=SUM([.D32:.AF32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76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71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1071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71" table:formula="of:=SUM([.D33:.AF33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2953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7.2961in" draw:caption-point-x="-0.2402in" draw:caption-point-y="0.6047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7.2984in" draw:caption-point-x="-0.2402in" draw:caption-point-y="0.6024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71" table:formula="of:=SUM([.D34:.AF34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7.5445in" draw:caption-point-x="-0.2402in" draw:caption-point-y="0.6039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71" table:formula="of:=SUM([.D35:.AF35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909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8504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71" table:formula="of:=SUM([.D36:.AF3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71" table:formula="of:=SUM([.D37:.AF37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8.2862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8.2862in" draw:caption-point-x="-0.2402in" draw:caption-point-y="0.6055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8.2862in" draw:caption-point-x="-0.2402in" draw:caption-point-y="0.6055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2862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2862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8.2862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2862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8.289in" draw:caption-point-x="-0.2402in" draw:caption-point-y="0.6028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8.289in" draw:caption-point-x="-0.2402in" draw:caption-point-y="0.6028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71" table:formula="of:=SUM([.D38:.AF3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5339in" draw:caption-point-x="-0.2402in" draw:caption-point-y="0.6055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71" table:formula="of:=SUM([.D39:.AF3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7815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7815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8.8409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8.8409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8.8409in" draw:caption-point-x="-0.2402in" draw:caption-point-y="0.546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71" table:formula="of:=SUM([.D40:.AF40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9.029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9.029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9.029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9.029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9.0291in" draw:caption-point-x="-0.2402in" draw:caption-point-y="0.60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1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71in" draw:caption-point-x="-0.2402in" draw:caption-point-y="0.61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114in" draw:caption-point-x="-0.2402in" draw:caption-point-y="0.6067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13in" draw:caption-point-x="-0.2402in" draw:caption-point-y="0.6051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93in" draw:caption-point-x="-0.2402in" draw:caption-point-y="0.5988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543in" draw:caption-point-x="-0.2402in" draw:caption-point-y="0.6114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634in" draw:caption-point-x="-0.2402in" draw:caption-point-y="0.6024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0.6067in" draw:caption-point-x="-0.2402in" draw:caption-point-y="0.6067in">
              <dc:date>2016-03-1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8504in" draw:caption-point-x="-0.2402in" draw:caption-point-y="0.6106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8563in" draw:caption-point-x="-0.2402in" draw:caption-point-y="0.6047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84" table:formula="of:=SUM([.D8:.AH8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.0972in" draw:caption-point-x="-0.2402in" draw:caption-point-y="0.6114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1.0988in" draw:caption-point-x="-0.2402in" draw:caption-point-y="0.6098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1.1in" draw:caption-point-x="-0.2402in" draw:caption-point-y="0.6087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1.1004in" draw:caption-point-x="-0.2402in" draw:caption-point-y="0.608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1.1594in" draw:caption-point-x="-0.2402in" draw:caption-point-y="0.5492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1.1039in" draw:caption-point-x="-0.2402in" draw:caption-point-y="0.6047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1.1122in" draw:caption-point-x="-0.2402in" draw:caption-point-y="0.596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84" table:formula="of:=SUM([.D9:.AH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348in" draw:caption-point-x="-0.2402in" draw:caption-point-y="0.6087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84" table:formula="of:=SUM([.D10:.AH1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84" table:formula="of:=SUM([.D11:.AH11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8402in" draw:caption-point-x="-0.2402in" draw:caption-point-y="0.6118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8461in" draw:caption-point-x="-0.2402in" draw:caption-point-y="0.6059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84" table:formula="of:=SUM([.D12:.AH1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2.0976in" draw:caption-point-x="-0.2402in" draw:caption-point-y="0.602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84" table:formula="of:=SUM([.D13:.AH13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3354in" draw:caption-point-x="-0.2402in" draw:caption-point-y="0.6118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3386in" draw:caption-point-x="-0.2402in" draw:caption-point-y="0.6087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3425in" draw:caption-point-x="-0.2402in" draw:caption-point-y="0.6047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84" table:formula="of:=SUM([.D14:.AH1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84" table:formula="of:=SUM([.D15:.AH15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8327in" draw:caption-point-x="-0.2402in" draw:caption-point-y="0.6098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8339in" draw:caption-point-x="-0.2402in" draw:caption-point-y="0.6087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8378in" draw:caption-point-x="-0.2402in" draw:caption-point-y="0.6047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8429in" draw:caption-point-x="-0.2402in" draw:caption-point-y="0.5996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84" table:formula="of:=SUM([.D16:.AH16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3.0921in" draw:caption-point-x="-0.2402in" draw:caption-point-y="0.598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3.0843in" draw:caption-point-x="-0.2402in" draw:caption-point-y="0.6059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3331in" draw:caption-point-x="-0.2402in" draw:caption-point-y="0.6051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3358in" draw:caption-point-x="-0.2402in" draw:caption-point-y="0.6024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5811in" draw:caption-point-x="-0.2402in" draw:caption-point-y="0.6047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84" table:formula="of:=SUM([.D21:.AH21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4.3201in" draw:caption-point-x="-0.2402in" draw:caption-point-y="0.6087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4.3201in" draw:caption-point-x="-0.2402in" draw:caption-point-y="0.6087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4.322in" draw:caption-point-x="-0.2402in" draw:caption-point-y="0.6067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5681in" draw:caption-point-x="-0.2402in" draw:caption-point-y="0.6083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8193in" draw:caption-point-x="-0.2402in" draw:caption-point-y="0.6047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84" table:formula="of:=SUM([.D24:.AH24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065in" draw:caption-point-x="-0.2402in" draw:caption-point-y="0.6067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0665in" draw:caption-point-x="-0.2402in" draw:caption-point-y="0.6051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5.0709in" draw:caption-point-x="-0.2402in" draw:caption-point-y="0.6008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84" table:formula="of:=SUM([.D25:.AH25])" office:value-type="float" office:value="5.5">
            <text:p>5.5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5.3189in" draw:caption-point-x="-0.2402in" draw:caption-point-y="0.6004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1024in" svg:y="5.3189in" draw:caption-point-x="-0.2402in" draw:caption-point-y="0.6004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5.3189in" draw:caption-point-x="-0.2402in" draw:caption-point-y="0.6004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5.3189in" draw:caption-point-x="-0.2402in" draw:caption-point-y="0.6004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3126in" draw:caption-point-x="-0.2402in" draw:caption-point-y="0.6067in">
              <dc:date>2016-03-15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5.3134in" draw:caption-point-x="-0.2402in" draw:caption-point-y="0.6059in">
              <dc:date>2016-03-17T00:00:00</dc:date>
              <text:p text:style-name="P1"><text:span text:style-name="T1">Đưa chồng đi khám bệnh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84" table:formula="of:=SUM([.D26:.AH26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5.5571in" draw:caption-point-x="-0.2402in" draw:caption-point-y="0.6102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5.5642in" draw:caption-point-x="-0.2402in" draw:caption-point-y="0.603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5.5634in" draw:caption-point-x="-0.2402in" draw:caption-point-y="0.6039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5.5646in" draw:caption-point-x="-0.2402in" draw:caption-point-y="0.6028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5.5681in" draw:caption-point-x="-0.2402in" draw:caption-point-y="0.5992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5.8142in" draw:caption-point-x="-0.2402in" draw:caption-point-y="0.6008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84" table:formula="of:=SUM([.D28:.AH2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6.0579in" draw:caption-point-x="-0.2402in" draw:caption-point-y="0.6047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chBK</text:p>
          </table:table-cell>
          <table:table-cell table:style-name="ce84" table:formula="of:=SUM([.D30:.AH30])" office:value-type="float" office:value="10">
            <text:p>1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3.5591in" svg:y="6.5465in" draw:caption-point-x="-0.2402in" draw:caption-point-y="0.6114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4622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3756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8323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5.6587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1154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572in" svg:y="6.5535in" draw:caption-point-x="-0.2402in" draw:caption-point-y="0.604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84" table:formula="of:=SUM([.D31:.AH3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6.7972in" draw:caption-point-x="-0.2402in" draw:caption-point-y="0.6083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84" table:formula="of:=SUM([.D32:.AH32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7.0433in" draw:caption-point-x="-0.2402in" draw:caption-point-y="0.6098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7.0472in" draw:caption-point-x="-0.2402in" draw:caption-point-y="0.6059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7.0484in" draw:caption-point-x="-0.2402in" draw:caption-point-y="0.6047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84" table:formula="of:=SUM([.D33:.AH33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7.2925in" draw:caption-point-x="-0.2402in" draw:caption-point-y="0.6083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7.3028in" draw:caption-point-x="-0.2402in" draw:caption-point-y="0.598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84" table:formula="of:=SUM([.D34:.AH3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5433in" draw:caption-point-x="-0.2402in" draw:caption-point-y="0.6051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7.5457in" draw:caption-point-x="-0.2402in" draw:caption-point-y="0.6028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84" table:formula="of:=SUM([.D35:.AH35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7.785in" draw:caption-point-x="-0.2402in" draw:caption-point-y="0.6114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7.7878in" draw:caption-point-x="-0.2402in" draw:caption-point-y="0.6087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7.789in" draw:caption-point-x="-0.2402in" draw:caption-point-y="0.6075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7913in" draw:caption-point-x="-0.2402in" draw:caption-point-y="0.6051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7.7941in" draw:caption-point-x="-0.2402in" draw:caption-point-y="0.6024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84" table:formula="of:=SUM([.D36:.AH3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8.0343in" draw:caption-point-x="-0.2402in" draw:caption-point-y="0.6098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8.0374in" draw:caption-point-x="-0.2402in" draw:caption-point-y="0.6067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0453in" draw:caption-point-x="-0.2402in" draw:caption-point-y="0.5988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84" table:formula="of:=SUM([.D37:.AH37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8.2791in" draw:caption-point-x="-0.2402in" draw:caption-point-y="0.6126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2929in" draw:caption-point-x="-0.2402in" draw:caption-point-y="0.5988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84" table:formula="of:=SUM([.D38:.AH3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8.5335in" draw:caption-point-x="-0.2402in" draw:caption-point-y="0.6059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84" table:formula="of:=SUM([.D39:.AH3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8.7882in" draw:caption-point-x="-0.2402in" draw:caption-point-y="0.5988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84" table:formula="of:=SUM([.D40:.AH4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9.0331in" draw:caption-point-x="-0.2402in" draw:caption-point-y="0.6016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84" table:formula="of:=SUM([.D41:.AH4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9.2815in" draw:caption-point-x="-0.2402in" draw:caption-point-y="0.6008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94in" draw:caption-point-x="-0.2402in" draw:caption-point-y="0.608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97in" draw:caption-point-x="-0.2402in" draw:caption-point-y="0.59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209in" draw:caption-point-x="-0.2402in" draw:caption-point-y="0.5972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606in" draw:caption-point-x="-0.2402in" draw:caption-point-y="0.605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626in" draw:caption-point-x="-0.2402in" draw:caption-point-y="0.603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606in" draw:caption-point-x="-0.2402in" draw:caption-point-y="0.605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248in" draw:caption-point-x="-0.2402in" draw:caption-point-y="0.540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97" table:formula="of:=SUM([.D6:.AG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97" table:formula="of:=SUM([.D7:.AG7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852in" draw:caption-point-x="-0.2402in" draw:caption-point-y="0.609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524in" draw:caption-point-x="-0.2402in" draw:caption-point-y="0.608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8622in" draw:caption-point-x="-0.2402in" draw:caption-point-y="0.5988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863in" draw:caption-point-x="-0.2402in" draw:caption-point-y="0.598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97" table:formula="of:=SUM([.D8:.AG8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1in" draw:caption-point-x="-0.2402in" draw:caption-point-y="0.608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1.1012in" draw:caption-point-x="-0.2402in" draw:caption-point-y="0.607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1.1012in" draw:caption-point-x="-0.2402in" draw:caption-point-y="0.607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1.1094in" draw:caption-point-x="-0.2402in" draw:caption-point-y="0.5992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1.1012in" draw:caption-point-x="-0.2402in" draw:caption-point-y="0.607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1.1126in" draw:caption-point-x="-0.2402in" draw:caption-point-y="0.596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97" table:formula="of:=SUM([.D9:.AG9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348in" draw:caption-point-x="-0.2402in" draw:caption-point-y="0.608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3524in" draw:caption-point-x="-0.2402in" draw:caption-point-y="0.6043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348in" draw:caption-point-x="-0.2402in" draw:caption-point-y="0.608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3571in" draw:caption-point-x="-0.2402in" draw:caption-point-y="0.5996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97" table:formula="of:=SUM([.D10:.AG1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5969in" draw:caption-point-x="-0.2402in" draw:caption-point-y="0.607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6059in" draw:caption-point-x="-0.2402in" draw:caption-point-y="0.5984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97" table:formula="of:=SUM([.D12:.AG1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2.0909in" draw:caption-point-x="-0.2402in" draw:caption-point-y="0.608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0953in" draw:caption-point-x="-0.2402in" draw:caption-point-y="0.6043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2.0953in" draw:caption-point-x="-0.2402in" draw:caption-point-y="0.6043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2.1012in" draw:caption-point-x="-0.2402in" draw:caption-point-y="0.5984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97" table:formula="of:=SUM([.D13:.AG1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3461in" draw:caption-point-x="-0.2402in" draw:caption-point-y="0.6012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97" table:formula="of:=SUM([.D14:.AG14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97" table:formula="of:=SUM([.D16:.AG1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3.0886in" draw:caption-point-x="-0.2402in" draw:caption-point-y="0.6016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929in" draw:caption-point-x="-0.2402in" draw:caption-point-y="0.5972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3331in" draw:caption-point-x="-0.2402in" draw:caption-point-y="0.6051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3382in" draw:caption-point-x="-0.2402in" draw:caption-point-y="0.6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339in" draw:caption-point-x="-0.2402in" draw:caption-point-y="0.5992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3402in" draw:caption-point-x="-0.2402in" draw:caption-point-y="0.598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3409in" draw:caption-point-x="-0.2402in" draw:caption-point-y="0.597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97" table:formula="of:=SUM([.D18:.AG18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5866in" draw:caption-point-x="-0.2402in" draw:caption-point-y="0.5992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5906in" draw:caption-point-x="-0.2402in" draw:caption-point-y="0.5953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97" table:formula="of:=SUM([.D19:.AG1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5.3854in" svg:y="3.8264in" draw:caption-point-x="-0.2402in" draw:caption-point-y="0.6071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5.8421in" svg:y="3.8264in" draw:caption-point-x="-0.2402in" draw:caption-point-y="0.6071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8.7768in" svg:y="3.8264in" draw:caption-point-x="-0.2402in" draw:caption-point-y="0.6071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3.8343in" draw:caption-point-x="-0.2402in" draw:caption-point-y="0.5992in">
              <dc:date>2016-04-21T00:00:00</dc:date>
              <text:p text:style-name="P1"><text:span text:style-name="T1">Đi trễ `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3.8925in" draw:caption-point-x="-0.2402in" draw:caption-point-y="0.540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8362in" draw:caption-point-x="-0.2402in" draw:caption-point-y="0.597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97" table:formula="of:=SUM([.D20:.AG2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97" table:formula="of:=SUM([.D21:.AG21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4.3236in" draw:caption-point-x="-0.2402in" draw:caption-point-y="0.6051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4.3244in" draw:caption-point-x="-0.2402in" draw:caption-point-y="0.6043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4.3331in" draw:caption-point-x="-0.2402in" draw:caption-point-y="0.5957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97" table:formula="of:=SUM([.D22:.AG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5768in" draw:caption-point-x="-0.2402in" draw:caption-point-y="0.5996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97" table:formula="of:=SUM([.D23:.AG23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815in" draw:caption-point-x="-0.2402in" draw:caption-point-y="0.6091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8154in" draw:caption-point-x="-0.2402in" draw:caption-point-y="0.6087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8197in" draw:caption-point-x="-0.2402in" draw:caption-point-y="0.6043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8217in" draw:caption-point-x="-0.2402in" draw:caption-point-y="0.6024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8272in" draw:caption-point-x="-0.2402in" draw:caption-point-y="0.5969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828in" draw:caption-point-x="-0.2402in" draw:caption-point-y="0.5961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97" table:formula="of:=SUM([.D24:.AG24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0657in" draw:caption-point-x="-0.2402in" draw:caption-point-y="0.6059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97" table:formula="of:=SUM([.D25:.AG25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313in" draw:caption-point-x="-0.2402in" draw:caption-point-y="0.6063in">
              <dc:date>2016-04-07T00:00:00</dc:date>
              <text:p text:style-name="P1"><text:span text:style-name="T1">Nghỉ buổi chiều đưa con đi chích ngừa</text:span></text:p>
            </office:annotation>
            <text:p>0.5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3181in" draw:caption-point-x="-0.2402in" draw:caption-point-y="0.6012in">
              <dc:date>2016-04-14T00:00:00</dc:date>
              <text:p text:style-name="P1"><text:span text:style-name="T1">Con bị đau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5.3189in" draw:caption-point-x="-0.2402in" draw:caption-point-y="0.6004in">
              <dc:date>2016-04-19T00:00:00</dc:date>
              <text:p text:style-name="P1"><text:span text:style-name="T1">BỊ đau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97" table:formula="of:=SUM([.D26:.AG2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5.5638in" draw:caption-point-x="-0.2402in" draw:caption-point-y="0.6035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5.5677in" draw:caption-point-x="-0.2402in" draw:caption-point-y="0.5996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5.8157in" draw:caption-point-x="-0.2402in" draw:caption-point-y="0.5992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97" table:formula="of:=SUM([.D28:.AG28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0535in" draw:caption-point-x="-0.2402in" draw:caption-point-y="0.609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6.0543in" draw:caption-point-x="-0.2402in" draw:caption-point-y="0.608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543in" draw:caption-point-x="-0.2402in" draw:caption-point-y="0.608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6.0543in" draw:caption-point-x="-0.2402in" draw:caption-point-y="0.608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6.3028in" draw:caption-point-x="-0.2402in" draw:caption-point-y="0.607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6.3024in" draw:caption-point-x="-0.2402in" draw:caption-point-y="0.607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6.3024in" draw:caption-point-x="-0.2402in" draw:caption-point-y="0.607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chBK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1" svg:width="1.1413in" svg:height="0.3902in" svg:x="2.6457in" svg:y="6.5429in" draw:caption-point-x="-0.2402in" draw:caption-point-y="0.615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8012in" draw:caption-point-x="-0.2402in" draw:caption-point-y="0.604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8012in" draw:caption-point-x="-0.2402in" draw:caption-point-y="0.604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7.0453in" draw:caption-point-x="-0.2402in" draw:caption-point-y="0.6079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97" table:formula="of:=SUM([.D33:.AG33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7.2917in" draw:caption-point-x="-0.2402in" draw:caption-point-y="0.609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7.2957in" draw:caption-point-x="-0.2402in" draw:caption-point-y="0.6051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7.3028in" draw:caption-point-x="-0.2402in" draw:caption-point-y="0.598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7.5398in" draw:caption-point-x="-0.2402in" draw:caption-point-y="0.608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7.5441in" draw:caption-point-x="-0.2402in" draw:caption-point-y="0.6043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5453in" draw:caption-point-x="-0.2402in" draw:caption-point-y="0.603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7.5441in" draw:caption-point-x="-0.2402in" draw:caption-point-y="0.604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7.5441in" draw:caption-point-x="-0.2402in" draw:caption-point-y="0.604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7.5492in" draw:caption-point-x="-0.2402in" draw:caption-point-y="0.5992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5512in" draw:caption-point-x="-0.2402in" draw:caption-point-y="0.597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7.7874in" draw:caption-point-x="-0.2402in" draw:caption-point-y="0.609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7.7957in" draw:caption-point-x="-0.2402in" draw:caption-point-y="0.6008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7.7961in" draw:caption-point-x="-0.2402in" draw:caption-point-y="0.6004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8555in" draw:caption-point-x="-0.2402in" draw:caption-point-y="0.540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97" table:formula="of:=SUM([.D36:.AG36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8.0354in" draw:caption-point-x="-0.2402in" draw:caption-point-y="0.6087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8.0402in" draw:caption-point-x="-0.2402in" draw:caption-point-y="0.6039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8.0449in" draw:caption-point-x="-0.2402in" draw:caption-point-y="0.5992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8.0457in" draw:caption-point-x="-0.2402in" draw:caption-point-y="0.5984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8.0469in" draw:caption-point-x="-0.2402in" draw:caption-point-y="0.5972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97" table:formula="of:=SUM([.D37:.AG3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8.2835in" draw:caption-point-x="-0.2402in" draw:caption-point-y="0.6083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8.2874in" draw:caption-point-x="-0.2402in" draw:caption-point-y="0.6043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97" table:formula="of:=SUM([.D38:.AG3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8.5323in" draw:caption-point-x="-0.2402in" draw:caption-point-y="0.6071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8.5323in" draw:caption-point-x="-0.2402in" draw:caption-point-y="0.6071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8.5362in" draw:caption-point-x="-0.2402in" draw:caption-point-y="0.6031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8.5421in" draw:caption-point-x="-0.2402in" draw:caption-point-y="0.5972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97" table:formula="of:=SUM([.D39:.AG3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8.7878in" draw:caption-point-x="-0.2402in" draw:caption-point-y="0.5992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97" table:formula="of:=SUM([.D40:.AG4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97" table:formula="of:=SUM([.D41:.AG4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9.285in" draw:caption-point-x="-0.2402in" draw:caption-point-y="0.5972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NT</text:p>
          </table:table-cell>
          <table:table-cell table:style-name="ce110" table:formula="of:=SUM([.D4:.AH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AnhTTH</text:p>
          </table:table-cell>
          <table:table-cell table:style-name="ce110" table:formula="of:=SUM([.D5:.AH5])" office:value-type="float" office:value="0">
            <text:p>0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3681in" draw:caption-point-x="-0.2402in" draw:caption-point-y="0.5976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3689in" draw:caption-point-x="-0.2402in" draw:caption-point-y="0.5969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3697in" draw:caption-point-x="-0.2402in" draw:caption-point-y="0.596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10" table:formula="of:=SUM([.D6:.AH6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6154in" draw:caption-point-x="-0.2402in" draw:caption-point-y="0.598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6165in" draw:caption-point-x="-0.2402in" draw:caption-point-y="0.5969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6161in" draw:caption-point-x="-0.2402in" draw:caption-point-y="0.5972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hanNTT</text:p>
          </table:table-cell>
          <table:table-cell table:style-name="ce110" table:formula="of:=SUM([.D7:.AH7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65in" draw:caption-point-x="-0.2402in" draw:caption-point-y="0.5961in">
              <dc:date>2016-05-10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7.7988in" svg:y="0.8638in" draw:caption-point-x="-0.2402in" draw:caption-point-y="0.5972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0.8638in" draw:caption-point-x="-0.2402in" draw:caption-point-y="0.5972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table:number-columns-repeated="18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CuongNH</text:p>
          </table:table-cell>
          <table:table-cell table:style-name="ce110" table:formula="of:=SUM([.D8:.AH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ongDN</text:p>
          </table:table-cell>
          <table:table-cell table:style-name="ce110" table:formula="of:=SUM([.D9:.AH9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1.3594in" draw:caption-point-x="-0.2402in" draw:caption-point-y="0.5972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3606in" draw:caption-point-x="-0.2402in" draw:caption-point-y="0.596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110" table:formula="of:=SUM([.D10:.AH10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12"/>
          <table:table-cell table:style-name="ce114" office:value-type="float" office:value="1">
            <office:annotation draw:style-name="gr7" draw:text-style-name="P1" svg:width="1.1413in" svg:height="0.2634in" svg:x="13.3756in" svg:y="1.6087in" draw:caption-point-x="-0.2402in" draw:caption-point-y="0.5957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087in" draw:caption-point-x="-0.2402in" draw:caption-point-y="0.5957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6087in" draw:caption-point-x="-0.2402in" draw:caption-point-y="0.5957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5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110" table:formula="of:=SUM([.D11:.AH1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8567in" draw:caption-point-x="-0.2402in" draw:caption-point-y="0.5953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110" table:formula="of:=SUM([.D12:.AH1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3504in" draw:caption-point-x="-0.2402in" draw:caption-point-y="0.5969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3512in" draw:caption-point-x="-0.2402in" draw:caption-point-y="0.5961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110" table:formula="of:=SUM([.D14:.AH14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5965in" draw:caption-point-x="-0.2402in" draw:caption-point-y="0.5984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598in" draw:caption-point-x="-0.2402in" draw:caption-point-y="0.5969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5988in" draw:caption-point-x="-0.2402in" draw:caption-point-y="0.596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5996in" draw:caption-point-x="-0.2402in" draw:caption-point-y="0.5953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10" table:formula="of:=SUM([.D16:.AH16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3.0917in" draw:caption-point-x="-0.2402in" draw:caption-point-y="0.5984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3.0925in" draw:caption-point-x="-0.2402in" draw:caption-point-y="0.5976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HT</text:p>
          </table:table-cell>
          <table:table-cell table:style-name="ce110" table:formula="of:=SUM([.D17:.AH17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3.3398in" draw:caption-point-x="-0.2402in" draw:caption-point-y="0.598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3.3417in" draw:caption-point-x="-0.2402in" draw:caption-point-y="0.5965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589in" draw:caption-point-x="-0.2402in" draw:caption-point-y="0.5969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5898in" draw:caption-point-x="-0.2402in" draw:caption-point-y="0.5961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HuyenHT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4.0843in" draw:caption-point-x="-0.2402in" draw:caption-point-y="0.5969in">
              <dc:date>2016-05-09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7.3094in" svg:y="4.0854in" draw:caption-point-x="-0.2402in" draw:caption-point-y="0.5957in">
              <dc:date>2016-05-10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10" table:formula="of:=SUM([.D21:.AH2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110" table:formula="of:=SUM([.D25:.AH25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5.3232in" draw:caption-point-x="-0.2402in" draw:caption-point-y="0.5961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110" table:formula="of:=SUM([.D27:.AH2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/>
          <table:table-cell table:style-name="ce114" office:value-type="float" office:value="1">
            <office:annotation draw:style-name="gr7" draw:text-style-name="P1" svg:width="1.1413in" svg:height="0.2634in" svg:x="8.2878in" svg:y="5.8177in" draw:caption-point-x="-0.2402in" draw:caption-point-y="0.597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18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6.0646in" draw:caption-point-x="-0.2402in" draw:caption-point-y="0.598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18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110" table:formula="of:=SUM([.D31:.AH3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6.8098in" draw:caption-point-x="-0.2402in" draw:caption-point-y="0.5957in">
              <dc:date>2016-05-10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3094in" svg:y="6.8102in" draw:caption-point-x="-0.2402in" draw:caption-point-y="0.5953in">
              <dc:date>2016-05-11T00:00:00</dc:date>
              <text:p text:style-name="P1"><text:span text:style-name="T1">Chở con đi chích ngừa</text:span></text:p>
              <text:p text:style-name="P1"><text:span text:style-name="T1"/></text:p>
            </office:annotation>
            <text:p>0.5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110" table:formula="of:=SUM([.D32:.AH32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8"/>
          <table:table-cell table:style-name="ce114" office:value-type="float" office:value="1">
            <office:annotation draw:style-name="gr4" draw:text-style-name="P1" svg:width="1.1413in" svg:height="0.3902in" svg:x="11.5492in" svg:y="7.0575in" draw:caption-point-x="-0.2402in" draw:caption-point-y="0.5957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6"/>
          <table:table-cell table:style-name="ce114" office:value-type="float" office:value="1">
            <office:annotation draw:style-name="gr4" draw:text-style-name="P1" svg:width="1.1413in" svg:height="0.3902in" svg:x="14.7457in" svg:y="7.0575in" draw:caption-point-x="-0.2402in" draw:caption-point-y="0.5957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4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110" table:formula="of:=SUM([.D34:.AH3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110" table:formula="of:=SUM([.D35:.AH35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798in" draw:caption-point-x="-0.2402in" draw:caption-point-y="0.598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798in" draw:caption-point-x="-0.2402in" draw:caption-point-y="0.598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110" table:formula="of:=SUM([.D36:.AH36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8.0457in" draw:caption-point-x="-0.2402in" draw:caption-point-y="0.598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8.0472in" draw:caption-point-x="-0.2402in" draw:caption-point-y="0.5969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/>
          <table:table-cell table:style-name="ce114" office:value-type="float" office:value="1">
            <office:annotation draw:style-name="gr7" draw:text-style-name="P1" svg:width="1.1413in" svg:height="0.2634in" svg:x="8.2878in" svg:y="8.0469in" draw:caption-point-x="-0.2402in" draw:caption-point-y="0.597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18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110" table:formula="of:=SUM([.D37:.AH3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8.2957in" draw:caption-point-x="-0.2402in" draw:caption-point-y="0.5961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2965in" draw:caption-point-x="-0.2402in" draw:caption-point-y="0.5953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110" table:formula="of:=SUM([.D38:.AH38])" office:value-type="float" office:value="4.5">
            <text:p>4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8.5425in" draw:caption-point-x="-0.2402in" draw:caption-point-y="0.5969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.5">
            <office:annotation draw:style-name="gr7" draw:text-style-name="P1" svg:width="1.1413in" svg:height="0.2634in" svg:x="6.8205in" svg:y="8.5441in" draw:caption-point-x="-0.2402in" draw:caption-point-y="0.5953in">
              <dc:date>2016-05-1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14" office:value-type="float" office:value="1">
            <office:annotation draw:style-name="gr4" draw:text-style-name="P1" svg:width="1.1413in" svg:height="0.3902in" svg:x="7.3094in" svg:y="8.5441in" draw:caption-point-x="-0.2402in" draw:caption-point-y="0.5953in">
              <dc:date>2016-05-11T00:00:00</dc:date>
              <text:p text:style-name="P1"><text:span text:style-name="T1">Nghỉ nhưng có làm việc ở nhà</text:span></text:p>
            </office:annotation>
            <text:p>1</text:p>
          </table:table-cell>
          <table:table-cell table:number-columns-repeated="2" table:style-name="ce114" office:value-type="float" office:value="1">
            <text:p>1</text:p>
          </table:table-cell>
          <table:table-cell table:style-name="ce114" table:number-columns-repeated="18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110" table:formula="of:=SUM([.D39:.AH3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7917in" draw:caption-point-x="-0.2402in" draw:caption-point-y="0.5953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110" table:formula="of:=SUM([.D40:.AH4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nhP</text:p>
          </table:table-cell>
          <table:table-cell table:style-name="ce110" table:formula="of:=SUM([.D41:.AH4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110" table:formula="of:=SUM([.D42:.AH4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0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5/11/2016</text:date>, <text:time>16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5-11">05/1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35</meta:editing-cycles>
    <meta:editing-duration>P19DT7H28M2S</meta:editing-duration>
    <meta:generator>OpenOffice/4.1.2$Win32 OpenOffice.org_project/412m3$Build-9782</meta:generator>
    <dc:date>2016-05-11T16:58:34.39</dc:date>
    <meta:document-statistic meta:table-count="8" meta:cell-count="4568" meta:object-count="0"/>
    <meta:user-defined meta:name="Info 1"/>
    <meta:user-defined meta:name="Info 2"/>
    <meta:user-defined meta:name="Info 3"/>
    <meta:user-defined meta:name="Info 4"/>
  </office:meta>
</office:document-meta>
</file>